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style:font-name="Times New Roman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indent="0cm"/>
      <style:text-properties style:font-name="Times New Roman" fo:font-size="72pt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Niechaj zstąpi</text:span><text:span text:style-name="T1"><text:line-break/></text:span><text:span text:style-name="T1">Duch Twój</text:span><text:span text:style-name="T1"><text:line-break/></text:span><text:span text:style-name="T1">i odnowi ziemię,</text:span><text:span text:style-name="T1"><text:line-break/></text:span><text:span text:style-name="T1">Życiodajny</text:span><text:span text:style-name="T1"><text:line-break/></text:span><text:span text:style-name="T1">spłynie deszcz</text:span><text:span text:style-name="T1"><text:line-break/></text:span><text:span text:style-name="T1">na spragnione ser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Obmyj mnie</text:span><text:span text:style-name="T1"><text:line-break/></text:span><text:span text:style-name="T1">i uświęć mnie,</text:span><text:span text:style-name="T1"><text:line-break/></text:span><text:span text:style-name="T1">uwielbienia niech</text:span><text:span text:style-name="T1"><text:line-break/></text:span><text:span text:style-name="T1">popłynie pieśń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Chwała Jezusowi,</text:span><text:span text:style-name="T1"><text:line-break/></text:span><text:span text:style-name="T1">który za mnie życie dał.</text:span><text:span text:style-name="T1"><text:line-break/></text:span><text:span text:style-name="T1">Chwała Temu,</text:span><text:span text:style-name="T1"><text:line-break/></text:span><text:span text:style-name="T1">który pierwszy</text:span><text:span text:style-name="T1"><text:line-break/></text:span><text:span text:style-name="T1">umiłował mnie.</text:span><text:span text:style-name="T1"><text:line-break/></text:span><text:span text:style-name="T1">Jezus, tylko Jezus</text:span><text:span text:style-name="T1"><text:line-break/></text:span><text:span text:style-name="T1">Panem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01:37</meta:creation-date>
    <dc:date>2016-12-05T22:40:13.859000000</dc:date>
    <dc:language>pl-PL</dc:language>
    <meta:editing-cycles>12</meta:editing-cycles>
    <meta:editing-duration>PT6M26S</meta:editing-duration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